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pt"/>
    </style:style>
    <style:style style:name="co3" style:family="table-column">
      <style:table-column-properties fo:break-before="auto" style:column-width="193.01pt"/>
    </style:style>
    <style:style style:name="co4" style:family="table-column">
      <style:table-column-properties fo:break-before="auto" style:column-width="118.49pt"/>
    </style:style>
    <style:style style:name="co5" style:family="table-column">
      <style:table-column-properties fo:break-before="auto" style:column-width="51.99pt"/>
    </style:style>
    <style:style style:name="co6" style:family="table-column">
      <style:table-column-properties fo:break-before="auto" style:column-width="117.01pt"/>
    </style:style>
    <style:style style:name="co7" style:family="table-column">
      <style:table-column-properties fo:break-before="auto" style:column-width="458.7pt"/>
    </style:style>
    <style:style style:name="co8" style:family="table-column">
      <style:table-column-properties fo:break-before="auto" style:column-width="100.69pt"/>
    </style:style>
    <style:style style:name="co9" style:family="table-column">
      <style:table-column-properties fo:break-before="auto" style:column-width="87.36pt"/>
    </style:style>
    <style:style style:name="co10" style:family="table-column">
      <style:table-column-properties fo:break-before="auto" style:column-width="129pt"/>
    </style:style>
    <style:style style:name="co11" style:family="table-column">
      <style:table-column-properties fo:break-before="auto" style:column-width="818.96pt"/>
    </style:style>
    <style:style style:name="co12" style:family="table-column">
      <style:table-column-properties fo:break-before="auto" style:column-width="78.01pt"/>
    </style:style>
    <style:style style:name="co13" style:family="table-column">
      <style:table-column-properties fo:break-before="auto" style:column-width="83.99pt"/>
    </style:style>
    <style:style style:name="co14" style:family="table-column">
      <style:table-column-properties fo:break-before="auto" style:column-width="107.49pt"/>
    </style:style>
    <style:style style:name="co15" style:family="table-column">
      <style:table-column-properties fo:break-before="auto" style:column-width="648.99pt"/>
    </style:style>
    <style:style style:name="co16" style:family="table-column">
      <style:table-column-properties fo:break-before="auto" style:column-width="122.51pt"/>
    </style:style>
    <style:style style:name="co17" style:family="table-column">
      <style:table-column-properties fo:break-before="auto" style:column-width="531.5pt"/>
    </style:style>
    <style:style style:name="co18" style:family="table-column">
      <style:table-column-properties fo:break-before="auto" style:column-width="100.49pt"/>
    </style:style>
    <style:style style:name="co19" style:family="table-column">
      <style:table-column-properties fo:break-before="auto" style:column-width="37.5pt"/>
    </style:style>
    <style:style style:name="co20" style:family="table-column">
      <style:table-column-properties fo:break-before="auto" style:column-width="389.99pt"/>
    </style:style>
    <style:style style:name="co21" style:family="table-column">
      <style:table-column-properties fo:break-before="auto" style:column-width="76pt"/>
    </style:style>
    <style:style style:name="co22" style:family="table-column">
      <style:table-column-properties fo:break-before="auto" style:column-width="81.5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" style:font-size-asian="10pt" style:font-name-complex="Liberation Serif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As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5" table:default-cell-style-name="ce1"/>
        <table:table-column table:style-name="co4" table:default-cell-style-name="ce1"/>
        <table:table-column table:style-name="co5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Range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Value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1</text:p>
          </table:table-cell>
          <table:table-cell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1" calcext:value-type="float">
            <text:p>1</text:p>
          </table:table-cell>
          <table:table-cell table:formula="of:=(1+(0.5*((10 - [.H3])/9)))"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Heal</text:p>
          </table:table-cell>
          <table:table-cell office:value-type="string" calcext:value-type="string">
            <text:p>1 per sqrt(squares) per damage per range</text:p>
          </table:table-cell>
          <table:table-cell/>
          <table:table-cell office:value-type="string" calcext:value-type="string">
            <text:p>All 2</text:p>
          </table:table-cell>
          <table:table-cell table:style-name="ce3" table:formula="of:=462/37" office:value-type="float" office:value="12.4864864864865" calcext:value-type="float">
            <text:p>12.4864864864865</text:p>
          </table:table-cell>
          <table:table-cell/>
          <table:table-cell office:value-type="float" office:value="2" calcext:value-type="float">
            <text:p>2</text:p>
          </table:table-cell>
          <table:table-cell table:formula="of:=(1+(0.5*((10 - [.H4])/9)))" office:value-type="float" office:value="1.44444444444444" calcext:value-type="float">
            <text:p>1.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ll 3</text:p>
          </table:table-cell>
          <table:table-cell table:style-name="ce3" table:formula="of:=781/37" office:value-type="float" office:value="21.1081081081081" calcext:value-type="float">
            <text:p>21.1081081081081</text:p>
          </table:table-cell>
          <table:table-cell/>
          <table:table-cell office:value-type="float" office:value="3" calcext:value-type="float">
            <text:p>3</text:p>
          </table:table-cell>
          <table:table-cell table:formula="of:=(1+(0.5*((10 - [.H5])/9)))" office:value-type="float" office:value="1.38888888888889" calcext:value-type="float">
            <text:p>1.3888888888888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ngoing Duration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ll 4</text:p>
          </table:table-cell>
          <table:table-cell table:style-name="ce3" table:formula="of:=1087/37" office:value-type="float" office:value="29.3783783783784" calcext:value-type="float">
            <text:p>29.3783783783784</text:p>
          </table:table-cell>
          <table:table-cell/>
          <table:table-cell office:value-type="float" office:value="4" calcext:value-type="float">
            <text:p>4</text:p>
          </table:table-cell>
          <table:table-cell table:formula="of:=(1+(0.5*((10 - [.H6])/9)))" office:value-type="float" office:value="1.33333333333333" calcext:value-type="float">
            <text:p>1.3333333333333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Play Card</text:p>
          </table:table-cell>
          <table:table-cell office:value-type="string" calcext:value-type="string">
            <text:p>Avg Card Value</text:p>
          </table:table-cell>
          <table:table-cell/>
          <table:table-cell office:value-type="string" calcext:value-type="string">
            <text:p>All 5</text:p>
          </table:table-cell>
          <table:table-cell table:style-name="ce3" table:formula="of:=1279/37" office:value-type="float" office:value="34.5675675675676" calcext:value-type="float">
            <text:p>34.5675675675676</text:p>
          </table:table-cell>
          <table:table-cell/>
          <table:table-cell office:value-type="float" office:value="5" calcext:value-type="float">
            <text:p>5</text:p>
          </table:table-cell>
          <table:table-cell table:formula="of:=(1+(0.5*((10 - [.H7])/9)))" office:value-type="float" office:value="1.27777777777778" calcext:value-type="float">
            <text:p>1.2777777777777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raw Card / Play Card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All 6</text:p>
          </table:table-cell>
          <table:table-cell table:style-name="ce3" table:formula="of:=1369/37" office:value-type="float" office:value="37" calcext:value-type="float">
            <text:p>37</text:p>
          </table:table-cell>
          <table:table-cell/>
          <table:table-cell office:value-type="float" office:value="6" calcext:value-type="float">
            <text:p>6</text:p>
          </table:table-cell>
          <table:table-cell table:formula="of:=(1+(0.5*((10 - [.H8])/9)))" office:value-type="float" office:value="1.22222222222222" calcext:value-type="float">
            <text:p>1.2222222222222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Self Heal</text:p>
          </table:table-cell>
          <table:table-cell office:value-type="string" calcext:value-type="string">
            <text:p>(Ass.C22*(Ass.C19/(Max Health)))</text:p>
          </table:table-cell>
          <table:table-cell/>
          <table:table-cell office:value-type="string" calcext:value-type="string">
            <text:p>Straight 1</text:p>
          </table:table-cell>
          <table:table-cell table:style-name="ce3" table:formula="of:=180/37" office:value-type="float" office:value="4.86486486486487" calcext:value-type="float">
            <text:p>4.86486486486487</text:p>
          </table:table-cell>
          <table:table-cell/>
          <table:table-cell office:value-type="float" office:value="7" calcext:value-type="float">
            <text:p>7</text:p>
          </table:table-cell>
          <table:table-cell table:formula="of:=(1+(0.5*((10 - [.H9])/9)))" office:value-type="float" office:value="1.16666666666667" calcext:value-type="float">
            <text:p>1.166666666666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ption</text:p>
          </table:table-cell>
          <table:table-cell office:value-type="float" office:value="1.25" calcext:value-type="float">
            <text:p>1.25</text:p>
          </table:table-cell>
          <table:table-cell/>
          <table:table-cell office:value-type="string" calcext:value-type="string">
            <text:p>Straight 2</text:p>
          </table:table-cell>
          <table:table-cell table:style-name="ce3" table:formula="of:=318/37" office:value-type="float" office:value="8.5945945945946" calcext:value-type="float">
            <text:p>8.5945945945946</text:p>
          </table:table-cell>
          <table:table-cell/>
          <table:table-cell office:value-type="float" office:value="8" calcext:value-type="float">
            <text:p>8</text:p>
          </table:table-cell>
          <table:table-cell table:formula="of:=(1+(0.5*((10 - [.H10])/9)))" office:value-type="float" office:value="1.11111111111111" calcext:value-type="float">
            <text:p>1.11111111111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Damage Instance Chance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Straight 3</text:p>
          </table:table-cell>
          <table:table-cell table:style-name="ce3" table:formula="of:=414/37" office:value-type="float" office:value="11.1891891891892" calcext:value-type="float">
            <text:p>11.1891891891892</text:p>
          </table:table-cell>
          <table:table-cell/>
          <table:table-cell office:value-type="float" office:value="9" calcext:value-type="float">
            <text:p>9</text:p>
          </table:table-cell>
          <table:table-cell table:formula="of:=(1+(0.5*((10 - [.H11])/9)))" office:value-type="float" office:value="1.05555555555556" calcext:value-type="float">
            <text:p>1.055555555555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Remove Ongoing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raight 4</text:p>
          </table:table-cell>
          <table:table-cell table:style-name="ce3" table:formula="of:=468/37" office:value-type="float" office:value="12.6486486486486" calcext:value-type="float">
            <text:p>12.6486486486486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1+(0.5*((10 - [.H12])/9)))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Out of Hand Multipli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aight 5</text:p>
          </table:table-cell>
          <table:table-cell table:style-name="ce3" table:formula="of:=492/37" office:value-type="float" office:value="13.2972972972973" calcext:value-type="float">
            <text:p>13.2972972972973</text:p>
          </table:table-cell>
          <table:table-cell/>
          <table:table-cell office:value-type="float" office:value="11" calcext:value-type="float">
            <text:p>11</text:p>
          </table:table-cell>
          <table:table-cell table:formula="of:=(1+(0.5*((10 - [.H13])/9)))" office:value-type="float" office:value="0.944444444444444" calcext:value-type="float">
            <text:p>0.9444444444444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Knockb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traight 6</text:p>
          </table:table-cell>
          <table:table-cell table:style-name="ce3" table:formula="of:=498/37" office:value-type="float" office:value="13.4594594594595" calcext:value-type="float">
            <text:p>13.45945945945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isplacemen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oot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Ongoing Amount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Power</text:p>
          </table:table-cell>
          <table:table-cell office:value-type="float" office:value="4000" calcext:value-type="float">
            <text:p>400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har Health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Card Power</text:p>
          </table:table-cell>
          <table:table-cell table:formula="of:=[.C18]/[.C19]" office:value-type="float" office:value="160" calcext:value-type="float">
            <text:p>1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low to Speed 10</text:p>
          </table:table-cell>
          <table:table-cell table:formula="of:=[.C20]*([.I7] - [.I12])" office:value-type="float" office:value="44.4444444444444" calcext:value-type="float">
            <text:p>44.444444444444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elf Heal Multipli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vg Damage Deal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omums_Anoob" table:style-name="ta2">
        <table:table-column table:style-name="co1" table:number-columns-repeated="6" table:default-cell-style-name="Default"/>
        <table:table-row table:style-name="ro2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</table:table-row>
        <table:table-row table:style-name="ro1">
          <table:table-cell/>
          <table:table-cell office:value-type="string" calcext:value-type="string">
            <text:p>Dissipa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4)*(Movement)*(Speed 1)</text:p>
          </table:table-cell>
          <table:table-cell table:formula="of:=[Ass.F6]*[Ass.C5]*[Ass.I3]" office:value-type="float" office:value="132.202702702703" calcext:value-type="float">
            <text:p>132.20270270270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and W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6)*(AOE 6)*2*(Displacement)*(Speed 7)</text:p>
          </table:table-cell>
          <table:table-cell table:formula="of:=[Ass.F8]*SQRT([Ass.F8])*2*[Ass.C15]*[Ass.I9]" office:value-type="float" office:value="1050.29033023149" calcext:value-type="float">
            <text:p>1050.29033023149</text:p>
          </table:table-cell>
          <table:table-cell/>
        </table:table-row>
        <table:table-row table:style-name="ro2" table:number-rows-repeated="6">
          <table:table-cell table:number-columns-repeated="6"/>
        </table:table-row>
        <table:table-row table:style-name="ro1" table:number-rows-repeated="3">
          <table:table-cell table:number-columns-repeated="6"/>
        </table:table-row>
        <table:table-row table:style-name="ro2" table:number-rows-repeated="4">
          <table:table-cell table:number-columns-repeated="6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3"/>
        </table:table-row>
      </table:table>
      <table:table table:name="Slug" table:style-name="ta3"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nsum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Range 1)*((4 Damage) + 4*(Avg Char Health)/(Max Health) + (Remove Ongoing))*(Speed 6)</text:p>
          </table:table-cell>
          <table:table-cell table:formula="of:=[Ass.F3]*(4 + 4*([Ass.C19]/[.C24]) + [Ass.C12])*[Ass.I8]" office:value-type="float" office:value="66.1486486486487" calcext:value-type="float">
            <text:p>66.148648648648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ecr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Range 1)*(AOE 1)*((Root) + (3 Damage))*(Speed 2)</text:p>
          </table:table-cell>
          <table:table-cell table:formula="of:=[Ass.F3]*SQRT([Ass.F3])*([Ass.C16] + 3)*[Ass.I4]" office:value-type="float" office:value="77.4955953017797" calcext:value-type="float">
            <text:p>77.49559530177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raw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Range 1)*(Movement 1) + (Avg Card))*(Speed 8)</text:p>
          </table:table-cell>
          <table:table-cell table:formula="of:=([Ass.F3]*[Ass.C5] + 0)*[Ass.I10]" office:value-type="float" office:value="16.2162162162162" calcext:value-type="float">
            <text:p>16.2162162162162</text:p>
          </table:table-cell>
          <table:table-cell table:formula="of:=([Ass.F3]*[Ass.C5] + [.C22])*[Ass.I10]" office:value-type="float" office:value="116.053064640076" calcext:value-type="float">
            <text:p>116.0530646400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ur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Straight 6)*((Movement) + (Chance contact)*AOE(1)*((Root)+(3 Damage)))*(Speed 2)</text:p>
          </table:table-cell>
          <table:table-cell table:formula="of:=[Ass.F14]*([Ass.C5] + [.C20]*SQRT([Ass.F3])*([Ass.C16] + 3))*[Ass.I4]" office:value-type="float" office:value="165.526564491786" calcext:value-type="float">
            <text:p>165.52656449178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mothered and Cover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*(Speed 5)</text:p>
          </table:table-cell>
          <table:table-cell table:formula="of:=2*(0)*[Ass.I7]" office:value-type="float" office:value="0" calcext:value-type="float">
            <text:p>0</text:p>
          </table:table-cell>
          <table:table-cell table:formula="of:=2*([.C22])*[Ass.I7]" office:value-type="float" office:value="229.624751374878" calcext:value-type="float">
            <text:p>229.6247513748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essicatio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2)*(AOE 2)*2*(Remove Ongoing)*(Speed 6)</text:p>
          </table:table-cell>
          <table:table-cell table:formula="of:=[Ass.F4]*SQRT([Ass.F4])*2*[Ass.C12]*[Ass.I8]" office:value-type="float" office:value="431.420263697655" calcext:value-type="float">
            <text:p>431.42026369765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a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hance Damage Instance)*(Self Heal 2)*Duration</text:p>
          </table:table-cell>
          <table:table-cell table:formula="of:=[Ass.C11]*2*([Ass.C22]*([Ass.C19]/[.C24])) *[Ass.C6]" office:value-type="float" office:value="50.78125" calcext:value-type="float">
            <text:p>50.7812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eudopo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Range 1)*(Movement)*(Speed 8)*Uses*Duration</text:p>
          </table:table-cell>
          <table:table-cell table:formula="of:=[Ass.F3]*[Ass.C5]*[Ass.I10]*([.C5]/30)*[Ass.C6]" office:value-type="float" office:value="16.2162162162162" calcext:value-type="float">
            <text:p>16.216216216216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lugs Aren’t S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Crawl Speed 1) – (Crawl Speed 8))*Uses*Duration</text:p>
          </table:table-cell>
          <table:table-cell table:formula="of:=(([Ass.F3]*[Ass.C5] + 0)*[Ass.I3] - ([Ass.F3]*[Ass.C5] + 0)*[Ass.I10])*([.C5]/30)*[Ass.C6]" office:value-type="float" office:value="5.67567567567567" calcext:value-type="float">
            <text:p>5.67567567567567</text:p>
          </table:table-cell>
          <table:table-cell table:formula="of:=(([Ass.F3]*[Ass.C5] + [.C22])*[Ass.I3] - ([Ass.F3]*[Ass.C5] + [.C22])*[Ass.I10])*([.C5]/30)*[Ass.C6]" office:value-type="float" office:value="40.6185726240267" calcext:value-type="float">
            <text:p>40.6185726240267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Curl Hit Enemy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 table:formula="of:=(([.C3]*[.E3])+([.C4]*[.E4])+([.C5]*[.E5])+([.C6]*[.E6])+([.C7]*[.E7])+([.C8]*[.E8])+([.C10]*[.E10])+([.C11]*[.E11])+([.C12]*[.E12]))/30" office:value-type="float" office:value="89.8531635814741" calcext:value-type="float">
            <text:p>89.853163581474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 table:formula="of:=(([.C3]*[.E3])+([.C4]*[.E4])+([.C5]*[.F5])+([.C6]*[.E6])+([.C7]*[.F7])+([.C8]*[.E8])+([.C10]*[.E10])+([.C11]*[.E11])+([.C12]*[.F12]))/30" office:value-type="float" office:value="126.293613256183" calcext:value-type="float">
            <text:p>126.29361325618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2" calcext:value-type="float">
            <text:p>3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3]*[.C24]" office:value-type="float" office:value="4041.39562419786" calcext:value-type="float">
            <text:p>4041.39562419786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_S_S_" table:style-name="ta4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epositio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((Movement 2) + (Enemy Adjacent)*(Range 1)*(AOE 6)*(3 Damage))*(Speed 3)</text:p>
          </table:table-cell>
          <table:table-cell table:formula="of:=([Ass.F4]*[Ass.C5] + [.C16]*SQRT(6)*[Ass.F3]*3)*[Ass.I5]" office:value-type="float" office:value="76.8529365822619" calcext:value-type="float">
            <text:p>76.85293658226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hoot the Thin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((AOE 3)*(Range 3)*(6 Damage))*(Speed 4)</text:p>
          </table:table-cell>
          <table:table-cell table:formula="of:=(SQRT(3)*([Ass.F11])*6)*[Ass.I6]" office:value-type="float" office:value="155.041953369409" calcext:value-type="float">
            <text:p>155.0419533694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co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Movement 2) + (Play Card))*(Speed 2)</text:p>
          </table:table-cell>
          <table:table-cell table:formula="of:=(([Ass.F4] * [Ass.C5]) + 0)*([Ass.I4])" office:value-type="float" office:value="54.1081081081081" calcext:value-type="float">
            <text:p>54.1081081081081</text:p>
          </table:table-cell>
          <table:table-cell table:formula="of:=(([Ass.F4] * [Ass.C5]) + [.C19])*([Ass.I4])" office:value-type="float" office:value="222.659174400568" calcext:value-type="float">
            <text:p>222.65917440056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hance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AOE 4)*(Range 4)*(7 Damage))*(Speed 4) - ((AOE 3)*(Range 3)*(6 Damage))*(Speed 4)) * Uses * Duration</text:p>
          </table:table-cell>
          <table:table-cell table:formula="of:=((SQRT(4)*[Ass.F12]*7)*[Ass.I6] - (SQRT(3)*[Ass.F11]*6)*[Ass.I6]) * ([.C4]/30) * [Ass.C6]" office:value-type="float" office:value="162.132309477399" calcext:value-type="float">
            <text:p>162.13230947739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ure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(AOE 6)*(Range 3)*(6 Damage))*(Speed 4) - ((AOE 3)*(Range 3)*(6 Damage))*(Speed 4)) * Uses * Duration</text:p>
          </table:table-cell>
          <table:table-cell table:formula="of:=((SQRT(6)*[Ass.F11]*6)*[Ass.I6] - (SQRT(3)*[Ass.F12]*6)*[Ass.I6]) * ([.C4]/30) * [Ass.C6]" office:value-type="float" office:value="87.9952326789194" calcext:value-type="float">
            <text:p>87.995232678919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usiness Ti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* (Avg Card)</text:p>
          </table:table-cell>
          <table:table-cell office:value-type="float" office:value="0" calcext:value-type="float">
            <text:p>0</text:p>
          </table:table-cell>
          <table:table-cell table:formula="of:=2*[.C19]" office:value-type="float" office:value="233.378399481867" calcext:value-type="float">
            <text:p>233.3783994818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trap-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AOE 5)*(Range 1)*(4 Damage)*Uses*Duration + (C22 - 1)*(AOE 5)*(Range 1)*(4 Damage)*Uses*Duration</text:p>
          </table:table-cell>
          <table:table-cell table:formula="of:=2*SQRT(5)*[Ass.F3]*4*([.C5]/30)*[Ass.C6] + 2*SQRT(5)*[Ass.F3]*4*([.C3]/30)*[Ass.C6]" office:value-type="float" office:value="145.042247189176" calcext:value-type="float">
            <text:p>145.04224718917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Band-aid the Boo-Bo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Self-Heal 3)*(Chance Adjacent Ally)*Duration</text:p>
          </table:table-cell>
          <table:table-cell table:formula="of:=([Ass.C22]*([Ass.C19]/[.C21]))*3*[.C18]*[Ass.C6]" office:value-type="float" office:value="105.362903225806" calcext:value-type="float">
            <text:p>105.362903225806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Scout Distance)*(Range 1)*(Avg Ongoing Amount)*(Discard Ongoing)*Uses*Duration + (C22 - 1)*(Range 1)*(Avg Ongoing Amount)*(Discard Ongoing)*Uses*Duration</text:p>
          </table:table-cell>
          <table:table-cell table:formula="of:=2*[Ass.F3]*[Ass.C17]*[Ass.C12]*(4/30)*[Ass.C6] + 2*[Ass.F3]*[Ass.C17]*[Ass.C12]*(6/30)*[Ass.C6]" office:value-type="float" office:value="194.594594594595" calcext:value-type="float">
            <text:p>194.59459459459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nemy Adjacen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earest Ally Distance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Adjacent Ally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7]*[.E7])+([.C8]*[.E8])+([.C9]*[.E9])+([.C10]*[.E10])+([.C11]*[.E11])+([.C12]*[.E12]))/30" office:value-type="float" office:value="116.689199740934" calcext:value-type="float">
            <text:p>116.68919974093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E4])+([.C5]*[.F5])+([.C7]*[.E7])+([.C8]*[.E8])+([.C9]*[.F9])+([.C10]*[.E10])+([.C11]*[.E11])+([.C12]*[.E12]))/30" office:value-type="float" office:value="146.941955229324" calcext:value-type="float">
            <text:p>146.94195522932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31" calcext:value-type="float">
            <text:p>3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0]*[.C21]" office:value-type="float" office:value="4555.20061210904" calcext:value-type="float">
            <text:p>4555.20061210904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lementalist" table:style-name="ta5">
        <table:table-column table:style-name="co5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omm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(Movement)*(Range 2)*(Option)*(Speed 6)</text:p>
          </table:table-cell>
          <table:table-cell table:formula="of:=3*([Ass.F4])*[Ass.C10]*[Ass.I8]" office:value-type="float" office:value="57.2297297297297" calcext:value-type="float">
            <text:p>57.229729729729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laming Vol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Lightning Out) * (Chance same target) *((Range 2)*(Strip Ongoing) + (Avg Command)) * Uses</text:p>
          </table:table-cell>
          <table:table-cell table:formula="of:=([.C22])*([.C23]) * ([.C26]) *([Ass.F4]*[Ass.C12] + [.E3]) * [Ass.C6]" office:value-type="float" office:value="89.7596283783784" calcext:value-type="float">
            <text:p>89.75962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Stri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Lightning Out) * (Chance Earth Out) * (Chance same target) *((Self Heal 2) + (Avg Command)) * Uses</text:p>
          </table:table-cell>
          <table:table-cell table:formula="of:=[.C23] * [.C25] * [.C26] *(([Ass.C22]*([Ass.C19]/([.C37])))*2 + [.E3]) * [Ass.C6]" office:value-type="float" office:value="76.5812144381224" calcext:value-type="float">
            <text:p>76.58121443812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va Field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Fire Out) * (Chance Earth Out) * (Chance same target) *((Self Heal 2) + (Range 2)*(Strip Ongoing)) * Uses</text:p>
          </table:table-cell>
          <table:table-cell table:formula="of:=[.C22] * [.C25] * [.C26] *(([Ass.C22]*([Ass.C19]/([.C37])))*2 + [Ass.F4]*[Ass.C12]) * [Ass.C6]" office:value-type="float" office:value="70.4810455192034" calcext:value-type="float">
            <text:p>70.48104551920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Of Ice and F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Fire Out) * (Chance same target) *((Reduce Avg Card to Speed 10) + (Range 2)*(Strip Ongoing)) * Uses</text:p>
          </table:table-cell>
          <table:table-cell table:formula="of:=([.C24]) * ([.C22]) * ([.C26]) *(([Ass.C21]) + ([Ass.F4])*([Ass.C12])) * [Ass.C6]" office:value-type="float" office:value="79.0519519519519" calcext:value-type="float">
            <text:p>79.05195195195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undr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Earth Out) * (Chance same target) *((Reduce Avg Card to Speed 10) + (Self Heal 2)) * Uses</text:p>
          </table:table-cell>
          <table:table-cell table:formula="of:=([.C23]) * ([.C25]) * ([.C26]) *(([Ass.C21]) + 2*([Ass.C22]*([Ass.C19]/[.C37]))) * [Ass.C6]" office:value-type="float" office:value="65.8735380116959" calcext:value-type="float">
            <text:p>65.87353801169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upercondu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hance Ice Out) * (Chance Lightning Out) * (Chance same target) *((Reduce Avg Card to Speed 10) + (Avg Command)) * Uses</text:p>
          </table:table-cell>
          <table:table-cell table:formula="of:=([.C24]) * ([.C23]) * ([.C26]) *(([Ass.C21]) + [.E3]) * [Ass.C6]" office:value-type="float" office:value="85.1521208708709" calcext:value-type="float">
            <text:p>85.1521208708709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AOE)*(2 Range)*(2 Damage)]) * Option * (Turn Frequency)</text:p>
          </table:table-cell>
          <table:table-cell table:formula="of:=[.C27] * MAX([Ass.C5]*[Ass.F4];SQRT([Ass.F4])*[Ass.F4]*2) * [Ass.C10] * ([.C3]/30)" office:value-type="float" office:value="352.980215752627" calcext:value-type="float">
            <text:p>352.98021575262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(2 Damage) + (Root))]) * Option * (Turn Frequency)</text:p>
          </table:table-cell>
          <table:table-cell table:formula="of:=[.C28] * MAX([Ass.C5]*[Ass.F4];[Ass.F4]*(2 + [Ass.C16]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2 Range)*(3 Damage)]) * Option * (Turn Frequency)</text:p>
          </table:table-cell>
          <table:table-cell table:formula="of:=[.C29] * MAX([Ass.C5]*[Ass.F4];[Ass.F4]*3) * [Ass.C10] * ([.C3]/30)" office:value-type="float" office:value="149.837837837838" calcext:value-type="float">
            <text:p>149.8378378378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Famili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Movement 2),(1 Range)*((1 Displacement) + (2 Damage))]) * Option * (Turn Frequency)</text:p>
          </table:table-cell>
          <table:table-cell table:formula="of:=[.C30] * MAX([Ass.C5]*[Ass.F4];[Ass.F3]*([Ass.C15] + 2)) * [Ass.C10] * ([.C3]/30)" office:value-type="float" office:value="199.783783783784" calcext:value-type="float">
            <text:p>199.78378378378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r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AOE)*(2 Range)*(3 Damage), (1 Range)*(5 Damage)]) * Option * (Turn Frequency)</text:p>
          </table:table-cell>
          <table:table-cell table:formula="of:=[.C31] * MAX(SQRT([Ass.F4])*[Ass.F4]*3;[Ass.F3]*5) * [Ass.C10] * ([.C3]/30)" office:value-type="float" office:value="794.205485443411" calcext:value-type="float">
            <text:p>794.20548544341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ce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(4 Damage) + (Root)), (1 Range)*(5 Damage)]) * Option * (Turn Frequency)</text:p>
          </table:table-cell>
          <table:table-cell table:formula="of:=[.C32] * MAX([Ass.F4]*(4 + [Ass.C16]);[Ass.F3]*5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ightning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2 Range)*(6 Damage), (1 Range)*(5 Damage)]) * Option * (Turn Frequency)</text:p>
          </table:table-cell>
          <table:table-cell table:formula="of:=[.C33] * ([Ass.F4]*6) * [Ass.C10] * ([.C3]/30)" office:value-type="float" office:value="449.513513513514" calcext:value-type="float">
            <text:p>449.51351351351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arth 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Health) * max([(1 Range)*((2 Displacement) + (3 Damage)), (1 Range)*(5 Damage)]) * Option * (Turn Frequency)</text:p>
          </table:table-cell>
          <table:table-cell table:formula="of:=[.C34] * MAX([Ass.F3]*((2*[Ass.C15]) + 3); [Ass.F3]*5) * [Ass.C10] * ([.C3]/30)" office:value-type="float" office:value="272.432432432432" calcext:value-type="float">
            <text:p>272.43243243243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Fir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Lightning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Ice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Earth Ou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ame Target</text:p>
          </table:table-cell>
          <table:table-cell office:value-type="float" office:value="0.67" calcext:value-type="float">
            <text:p>0.6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Familiar Health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Familiar Health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ir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ce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ightning Golem Health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arth Golem Health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19" calcext:value-type="float">
            <text:p>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37]*((([.C3]*[.E3]) + ([.C4]*[.E4]) + ([.C5]*[.E5]) + ([.C6]*[.E6]) + ([.C7]*[.E7]) + ([.C8]*[.E8]) + ([.C9]*[.E9]))/SUM([.C3:.C9])) + [.E11] + [.E12] + [.E13] + [.E14] + [.E16] + [.E17] + [.E18] + [.E19]" office:value-type="float" office:value="4062.09276251872" calcext:value-type="float">
            <text:p>4062.09276251872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OM_Bardier" table:style-name="ta5">
        <table:table-column table:style-name="co5" table:default-cell-style-name="ce1"/>
        <table:table-column table:style-name="co16" table:default-cell-style-name="ce1"/>
        <table:table-column table:style-name="co5" table:default-cell-style-name="ce1"/>
        <table:table-column table:style-name="co17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Jetp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Movement)*(Range1) + (Jetpack Contact Chance)*(5 Damage)*(Range 3 Straight))*(Speed 5)</text:p>
          </table:table-cell>
          <table:table-cell table:formula="of:=(([Ass.C5])*([Ass.F3]) + ([.C18])*5*([Ass.F11]))*([Ass.I7])" office:value-type="float" office:value="54.3918918918919" calcext:value-type="float">
            <text:p>54.391891891891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tra Charg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Avg card)*(Number of numerals)*2*(Speed 1)</text:p>
          </table:table-cell>
          <table:table-cell office:value-type="float" office:value="0" calcext:value-type="float">
            <text:p>0</text:p>
          </table:table-cell>
          <table:table-cell table:formula="of:=([.C23])*([.C19])*2*([Ass.I3])" office:value-type="float" office:value="684.195234923124" calcext:value-type="float">
            <text:p>684.1952349231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 Nice Surpris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Chance stepped on)*(Range 4)*((6 damage) + (Number Ongoings)*(Remove Ongoing))</text:p>
          </table:table-cell>
          <table:table-cell table:formula="of:=([.C20])*([Ass.F6])*(6 + ([Ass.C17])*([Ass.C12]))" office:value-type="float" office:value="396.608108108108" calcext:value-type="float">
            <text:p>396.60810810810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et's Have a Bl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((6 Damage) + (2 Knockback) - (Chance Self Blast)*(2 Damage))*(Aoe and Range))*(Speed 6)</text:p>
          </table:table-cell>
          <table:table-cell table:formula="of:=(6 + 2 - [.C21]*2)*SQRT([Ass.F3])*[Ass.F4]*([Ass.I8])" office:value-type="float" office:value="235.626351048334" calcext:value-type="float">
            <text:p>235.62635104833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on't Drink That!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Self Heal 5)+(Draw Card))*(Speed 7)</text:p>
          </table:table-cell>
          <table:table-cell table:formula="of:=(5*([Ass.C22]*([Ass.C19]/[.C25]))+0)*[Ass.I9]" office:value-type="float" office:value="86.1742424242424" calcext:value-type="float">
            <text:p>86.1742424242424</text:p>
          </table:table-cell>
          <table:table-cell table:formula="of:=(5*([Ass.C22]*([Ass.C19]/[.C25]))+([Ass.C8])*[.C23])*[Ass.I8]" office:value-type="float" office:value="118.152398459831" calcext:value-type="float">
            <text:p>118.1523984598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Flashb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((Chance dealing damage instance)*(1/3)*(Damage Prevented)*(AOE and Range)+(Avg Card))*(Speed 2)</text:p>
          </table:table-cell>
          <table:table-cell table:formula="of:=(([Ass.C11])*(1/3)*([Ass.C23])*([Ass.F5]*SQRT([Ass.F5]))+0)*[Ass.I4]" office:value-type="float" office:value="116.732977056846" calcext:value-type="float">
            <text:p>116.732977056846</text:p>
          </table:table-cell>
          <table:table-cell table:formula="of:=(([Ass.C11])*(1/3)*([Ass.C23])*([Ass.F5]*SQRT([Ass.F5]))+[.C23])*[Ass.I4]" office:value-type="float" office:value="281.446644723524" calcext:value-type="float">
            <text:p>281.4466447235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et Bom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((Movement 2 Line)*(Out of Hand Conditionless))*SpeedAdjust</text:p>
          </table:table-cell>
          <table:table-cell table:formula="of:=(3*([Ass.F10])*([Ass.C13]))*([Ass.I3])" office:value-type="float" office:value="77.3513513513514" calcext:value-type="float">
            <text:p>77.351351351351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fterburn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Range 1)*((Movement)+(Chance Occupied)*(Knockback+Damage))*Uses*(Speed 11)</text:p>
          </table:table-cell>
          <table:table-cell table:formula="of:=([Ass.F3])*(3+([.C22])*([Ass.C14]+2))*[Ass.C6]*[Ass.I13]" office:value-type="float" office:value="86.1486486486487" calcext:value-type="float">
            <text:p>86.1486486486487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 office:value-type="string" calcext:value-type="string">
            <text:p>Valu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Jetpack Contact Chance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umerals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tepped On</text:p>
          </table:table-cell>
          <table:table-cell office:value-type="float" office:value="0.75" calcext:value-type="float">
            <text:p>0.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Self-Blast</text:p>
          </table:table-cell>
          <table:table-cell office:value-type="float" office:value="0.5" calcext:value-type="float">
            <text:p>0.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ance Occupied</text:p>
          </table:table-cell>
          <table:table-cell office:value-type="float" office:value="0.25" calcext:value-type="float">
            <text:p>0.2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-Avg Value</text:p>
          </table:table-cell>
          <table:table-cell table:formula="of:=(([.C3]*[.E3])+([.C4]*[.E4])+([.C5]*[.E5])+([.C6]*[.E6])+([.C7]*[.E7])+([.C8]*[.E8])+([.C9]*[.E9])+([.C11]*[.E11]))/30" office:value-type="float" office:value="114.032539153854" calcext:value-type="float">
            <text:p>114.03253915385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ost-Avg Value</text:p>
          </table:table-cell>
          <table:table-cell table:formula="of:=(([.C3]*[.E3])+([.C4]*[.F4])+([.C5]*[.E5])+([.C6]*[.E6])+([.C7]*[.F7])+([.C8]*[.F8])+([.C9]*[.E9])+([.C11]*[.E11]))/30" office:value-type="float" office:value="185.871131309031" calcext:value-type="float">
            <text:p>185.87113130903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 office:value-type="float" office:value="22" calcext:value-type="float">
            <text:p>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 table:formula="of:=[.C24]*[.C25]" office:value-type="float" office:value="4089.16488879868" calcext:value-type="float">
            <text:p>4089.16488879868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night_Errant" table:style-name="ta6">
        <table:table-column table:style-name="co1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ard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Formula</text:p>
          </table:table-cell>
          <table:table-cell table:style-name="ce2" office:value-type="string" calcext:value-type="string">
            <text:p>Pre-Avg Value</text:p>
          </table:table-cell>
          <table:table-cell table:style-name="ce2" office:value-type="string" calcext:value-type="string">
            <text:p>Post-Avg Valu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Ho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(Movement + (4 Damage)*(AOE Range 1))*Range*(3 Speed)</text:p>
          </table:table-cell>
          <table:table-cell table:formula="of:=([Ass.C5] + 4*SQRT([Ass.F3]))*[.D18]*[Ass.I5]" office:value-type="float" office:value="159.764533312509" calcext:value-type="float">
            <text:p>159.76453331250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La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(7 Damage)*Range + (Movement)*(Range 1))*(6 Speed)</text:p>
          </table:table-cell>
          <table:table-cell table:formula="of:=(7*[.D18] + [Ass.F3]*[Ass.C5])*[Ass.I8]" office:value-type="float" office:value="101.081081081081" calcext:value-type="float">
            <text:p>101.08108108108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ival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Discard Ongoing)*Range*(9 Speed)</text:p>
          </table:table-cell>
          <table:table-cell table:formula="of:=[Ass.C12]*[Ass.F8]*[Ass.I11]" office:value-type="float" office:value="156.222222222222" calcext:value-type="float">
            <text:p>156.22222222222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Godspe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*(Avg Card)</text:p>
          </table:table-cell>
          <table:table-cell office:value-type="float" office:value="0" calcext:value-type="float">
            <text:p>0</text:p>
          </table:table-cell>
          <table:table-cell table:formula="of:=2*[.D22]" office:value-type="float" office:value="207.515063070987" calcext:value-type="float">
            <text:p>207.51506307098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ncealo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2AOE – 1)*(Lance Card Value)*(Lance Cards/Total cards)*Turns</text:p>
          </table:table-cell>
          <table:table-cell table:formula="of:=(SQRT(2)-1)*[.E4]*([.C4]/30)*[Ass.C6]" office:value-type="float" office:value="69.7819244718638" calcext:value-type="float">
            <text:p>69.7819244718638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Squ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Reducing Speed 2 bonus)*(Avg card value) + (Draw Card))*Uses</text:p>
          </table:table-cell>
          <table:table-cell office:value-type="float" office:value="0" calcext:value-type="float">
            <text:p>0</text:p>
          </table:table-cell>
          <table:table-cell table:formula="of:=(([Ass.I3]-[Ass.I5])*[.D22]+([Ass.C8]*[.D22]))*[Ass.C6]" office:value-type="float" office:value="161.400604610768" calcext:value-type="float">
            <text:p>161.4006046107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e Holy Gr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0+(Draw Card)+(SelfHeal 2))*Option*Uses</text:p>
          </table:table-cell>
          <table:table-cell table:formula="of:=(0+0+2*([Ass.C22]*([Ass.C19]/([.D24]))) )*[Ass.C10]*[Ass.C6]" office:value-type="float" office:value="140.086206896552" calcext:value-type="float">
            <text:p>140.086206896552</text:p>
          </table:table-cell>
          <table:table-cell table:formula="of:=(0+([.D22]*[Ass.C8])+2*([Ass.C22]*([Ass.C19]/([.D24]))) )*[Ass.C10]*[Ass.C6]" office:value-type="float" office:value="269.783121315919" calcext:value-type="float">
            <text:p>269.7831213159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Rocinan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p*Uses*Duration</text:p>
          </table:table-cell>
          <table:table-cell table:formula="of:=[.E3]*([.C3]/30)*[Ass.C6]" office:value-type="float" office:value="213.019377750012" calcext:value-type="float">
            <text:p>213.0193777500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Excalib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5 Damage)+(Draw Card))*(Range 1)*((Hop Cards)/(Total Cards))*Duration</text:p>
          </table:table-cell>
          <table:table-cell table:formula="of:=(5)*[Ass.F3]*([.C3]/30)*[Ass.C6]" office:value-type="float" office:value="32.4324324324324" calcext:value-type="float">
            <text:p>32.4324324324324</text:p>
          </table:table-cell>
          <table:table-cell table:formula="of:=(5+([Ass.C8])*[.D22])*[Ass.F3]*([.C3]/30)*[Ass.C6]" office:value-type="float" office:value="167.036797667668" calcext:value-type="float">
            <text:p>167.0367976676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Damsel in Distre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(Avg Non-Lance Card)+(Draw Lance Card))*(Probability landing Lance)*((Lance Cards)/(Total Cards))*Duration</text:p>
          </table:table-cell>
          <table:table-cell office:value-type="float" office:value="0" calcext:value-type="float">
            <text:p>0</text:p>
          </table:table-cell>
          <table:table-cell table:formula="of:=([.D21]+([Ass.C8]*[.E4]))*[.D20]*(10/30)*[Ass.C6]" office:value-type="float" office:value="104.426644149097" calcext:value-type="float">
            <text:p>104.4266441490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late Ma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Damage Instance Chance)*(Self Heal 2)*Duration</text:p>
          </table:table-cell>
          <table:table-cell table:formula="of:=[Ass.C11]*2*[Ass.C22]*([Ass.C19]/[.D24])*[Ass.C6]" office:value-type="float" office:value="56.0344827586207" calcext:value-type="float">
            <text:p>56.0344827586207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Char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Adj Enemy Hop Chance)*((Hop Cards)/(Total Cards))*(Avg Card)*Duration</text:p>
          </table:table-cell>
          <table:table-cell office:value-type="float" office:value="0" calcext:value-type="float">
            <text:p>0</text:p>
          </table:table-cell>
          <table:table-cell table:formula="of:=[.D19]*([.C3]/30)*[.D22]*[Ass.C6]" office:value-type="float" office:value="69.1716876903291" calcext:value-type="float">
            <text:p>69.171687690329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Assumption</text:p>
          </table:table-cell>
          <table:table-cell table:style-name="ce2"/>
          <table:table-cell table:style-name="ce2" office:value-type="string" calcext:value-type="string">
            <text:p>Valu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Knight Move</text:p>
          </table:table-cell>
          <table:table-cell/>
          <table:table-cell table:formula="of:=(6*6+8*12+10*6+11*6+14*6+18*1)/37" office:value-type="float" office:value="9.72972972972973" calcext:value-type="float">
            <text:p>9.7297297297297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dj Enemy Hop Chance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ance Hit Probability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Avg Non-Lance Card</text:p>
          </table:table-cell>
          <table:table-cell/>
          <table:table-cell table:formula="of:=(([.C3]*[.E3])+([.C5]*[.E5])+([.C6]*[.E6])+([.C8]*[.E8])+([.C9]*[.E9])+([.C10]*[.E10])+([.C11]*[.E11])+([.C12]*[.E12])+([.C13]*[.E13])+([.C14]*[.E14])+([.C15]*[.E15]))/([.C3]+[.C5]+[.C6]+SUM([.C8:.C15]))" office:value-type="float" office:value="105.0957567627" calcext:value-type="float">
            <text:p>105.095756762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-Avg Card</text:p>
          </table:table-cell>
          <table:table-cell/>
          <table:table-cell table:formula="of:=(([.C3]*[.E3])+([.C4]*[.E4])+([.C5]*[.E5])+([.C6]*[.E6])+([.C8]*[.E8])+([.C9]*[.E9])+([.C10]*[.E10])+([.C11]*[.E11])+([.C12]*[.E12])+([.C13]*[.E13])+([.C14]*[.E14])+([.C15]*[.E15]))/(30)" office:value-type="float" office:value="103.757531535494" calcext:value-type="float">
            <text:p>103.7575315354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ost-Avg Card</text:p>
          </table:table-cell>
          <table:table-cell/>
          <table:table-cell table:formula="of:=(([.C3]*[.E3])+([.C4]*[.E4])+([.C5]*[.E5])+([.C6]*[.F6])+([.C8]*[.E8])+([.C9]*[.F9])+([.C10]*[.F10])+([.C11]*[.E11])+([.C12]*[.F12])+([.C13]*[.F13])+([.C14]*[.E14])+([.C15]*[.F15]))/(30)" office:value-type="float" office:value="137.568542943719" calcext:value-type="float">
            <text:p>137.56854294371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ax Health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wer Level</text:p>
          </table:table-cell>
          <table:table-cell/>
          <table:table-cell table:formula="of:=[.D24]*[.D23]" office:value-type="float" office:value="3989.48774536786" calcext:value-type="float">
            <text:p>3989.48774536786</text:p>
          </table:table-cell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5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6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30">00/00/0000</text:date>, <text:time style:data-style-name="N2" text:time-value="06:46:47.9880386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/>
      <style:header-left style:display="false"/>
      <style:footer/>
      <style:footer-left style:display="false"/>
    </style:master-page>
    <style:master-page style:name="mp5" style:page-layout-name="Mpm6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Linux_X86_64 LibreOffice_project/9d0f32d1f0b509096fd65e0d4bec26ddd1938fd3</meta:generator>
    <meta:creation-date>2019-01-17T07:45:02Z</meta:creation-date>
    <dc:date>2019-01-30T08:06:34.500455118</dc:date>
    <meta:editing-cycles>26</meta:editing-cycles>
    <meta:editing-duration>PT2H35M40S</meta:editing-duration>
    <meta:document-statistic meta:table-count="7" meta:cell-count="460" meta:object-count="0"/>
  </office:meta>
</office:document-meta>
</file>